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f341" officeooo:paragraph-rsid="0013f341"/>
    </style:style>
    <style:style style:name="P2" style:family="paragraph" style:parent-style-name="Standard" style:list-style-name="L2">
      <style:text-properties officeooo:rsid="0013f341" officeooo:paragraph-rsid="0013f341"/>
    </style:style>
    <style:style style:name="P3" style:family="paragraph" style:parent-style-name="Standard" style:list-style-name="L2">
      <style:text-properties officeooo:rsid="0020e0a3" officeooo:paragraph-rsid="0013f341"/>
    </style:style>
    <style:style style:name="P4" style:family="paragraph" style:parent-style-name="Standard" style:list-style-name="L2">
      <style:text-properties officeooo:rsid="001fe0ba" officeooo:paragraph-rsid="0013f341"/>
    </style:style>
    <style:style style:name="P5" style:family="paragraph" style:parent-style-name="Standard" style:list-style-name="L2">
      <style:paragraph-properties fo:break-before="page"/>
      <style:text-properties officeooo:rsid="0015440d" officeooo:paragraph-rsid="0015440d"/>
    </style:style>
    <style:style style:name="P6" style:family="paragraph" style:parent-style-name="Standard" style:list-style-name="L2">
      <style:text-properties officeooo:rsid="0015440d" officeooo:paragraph-rsid="0015440d"/>
    </style:style>
    <style:style style:name="P7" style:family="paragraph" style:parent-style-name="Standard" style:list-style-name="L2">
      <style:text-properties officeooo:rsid="00169977" officeooo:paragraph-rsid="00169977"/>
    </style:style>
    <style:style style:name="P8" style:family="paragraph" style:parent-style-name="Standard" style:list-style-name="L2">
      <style:text-properties officeooo:rsid="0018887d" officeooo:paragraph-rsid="0018887d"/>
    </style:style>
    <style:style style:name="P9" style:family="paragraph" style:parent-style-name="Standard" style:list-style-name="L2">
      <style:paragraph-properties fo:break-before="page"/>
      <style:text-properties officeooo:rsid="0018887d" officeooo:paragraph-rsid="0018887d"/>
    </style:style>
    <style:style style:name="P10" style:family="paragraph" style:parent-style-name="Standard" style:list-style-name="L2">
      <style:text-properties officeooo:rsid="00194347" officeooo:paragraph-rsid="00194347"/>
    </style:style>
    <style:style style:name="T1" style:family="text">
      <style:text-properties officeooo:rsid="0016997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8033535" text:style-name="L2">
        <text:list-item>
          <text:p text:style-name="P2">Pages</text:p>
          <text:list>
            <text:list-item>
              <text:p text:style-name="P2">Home</text:p>
            </text:list-item>
            <text:list-item>
              <text:p text:style-name="P2">Timelines</text:p>
            </text:list-item>
            <text:list-item>
              <text:p text:style-name="P2">Library</text:p>
            </text:list-item>
            <text:list-item>
              <text:p text:style-name="P2">Forums</text:p>
            </text:list-item>
            <text:list-item>
              <text:p text:style-name="P2">Contributor</text:p>
            </text:list-item>
          </text:list>
        </text:list-item>
      </text:list>
      <text:p text:style-name="P1"/>
      <text:list xml:id="list193151133471169" text:continue-numbering="true" text:style-name="L2">
        <text:list-item>
          <text:p text:style-name="P2">Subpages</text:p>
          <text:list>
            <text:list-item>
              <text:list>
                <text:list-item>
                  <text:p text:style-name="P4">Account Page</text:p>
                </text:list-item>
                <text:list-item>
                  <text:p text:style-name="P4">Timeline Page</text:p>
                </text:list-item>
                <text:list-item>
                  <text:p text:style-name="P4">Content page</text:p>
                </text:list-item>
                <text:list-item>
                  <text:p text:style-name="P4">Page presets</text:p>
                  <text:list>
                    <text:list-item>
                      <text:p text:style-name="P4">Titled text (ex. About page)</text:p>
                    </text:list-item>
                  </text:list>
                </text:list-item>
                <text:list-item>
                  <text:p text:style-name="P4">Upload Page</text:p>
                </text:list-item>
                <text:list-item>
                  <text:p text:style-name="P3">Account creation page</text:p>
                </text:list-item>
                <text:list-item>
                  <text:p text:style-name="P3">Contributor page</text:p>
                </text:list-item>
                <text:list-item>
                  <text:p text:style-name="P3">About/Rules</text:p>
                </text:list-item>
              </text:list>
            </text:list-item>
          </text:list>
        </text:list-item>
        <text:list-item>
          <text:p text:style-name="P9">All pages</text:p>
          <text:list>
            <text:list-item>
              <text:p text:style-name="P8">Navbar</text:p>
              <text:list>
                <text:list-item>
                  <text:p text:style-name="P10">Changes</text:p>
                  <text:list>
                    <text:list-item>
                      <text:p text:style-name="P10">Screen widt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Home page</text:p>
          <text:list>
            <text:list-item>
              <text:p text:style-name="P6">Features/Purposes</text:p>
              <text:list>
                <text:list-item>
                  <text:p text:style-name="P6">Summarize events since last visit</text:p>
                </text:list-item>
                <text:list-item>
                  <text:p text:style-name="P6">Filter based on settings user sets</text:p>
                </text:list-item>
                <text:list-item>
                  <text:p text:style-name="P7">Show follower posts</text:p>
                </text:list-item>
                <text:list-item>
                  <text:p text:style-name="P7">Show popular posts</text:p>
                </text:list-item>
                <text:list-item>
                  <text:p text:style-name="P7"/>
                </text:list-item>
              </text:list>
            </text:list-item>
            <text:list-item>
              <text:p text:style-name="P6">Elements</text:p>
              <text:list>
                <text:list-item>
                  <text:p text:style-name="P6">Timeline</text:p>
                </text:list-item>
                <text:list-item>
                  <text:p text:style-name="P7">Upcoming events</text:p>
                </text:list-item>
              </text:list>
            </text:list-item>
            <text:list-item>
              <text:p text:style-name="P6">Difference<text:span text:style-name="T1">s</text:span></text:p>
              <text:list>
                <text:list-item>
                  <text:p text:style-name="P7">Screen size</text:p>
                </text:list-item>
                <text:list-item>
                  <text:p text:style-name="P8">User type</text:p>
                </text:list-item>
                <text:list-item>
                  <text:p text:style-name="P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17:38.021164437</meta:creation-date>
    <dc:date>2024-07-04T19:31:50.740625330</dc:date>
    <meta:editing-duration>PT1H49M3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34" meta:word-count="97" meta:character-count="446" meta:non-whitespace-character-count="415"/>
  </office:meta>
</office:document-meta>
</file>